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.5pt" officeooo:rsid="001d38d5" officeooo:paragraph-rsid="001f3d9a" style:font-size-asian="10.5pt" style:font-size-complex="10.5pt"/>
    </style:style>
    <style:style style:name="P2" style:family="paragraph" style:parent-style-name="Standard">
      <style:text-properties style:font-name="Arial" fo:font-size="10.5pt" officeooo:rsid="0022bea1" officeooo:paragraph-rsid="001f3d9a" style:font-size-asian="10.5pt" style:font-size-complex="10.5pt"/>
    </style:style>
    <style:style style:name="P3" style:family="paragraph" style:parent-style-name="Standard">
      <style:text-properties style:font-name="Arial" fo:font-size="10.5pt" officeooo:rsid="001aa670" officeooo:paragraph-rsid="001f3d9a" style:font-size-asian="10.5pt" style:font-size-complex="10.5pt"/>
    </style:style>
    <style:style style:name="P4" style:family="paragraph" style:parent-style-name="Standard">
      <style:text-properties style:font-name="Arial" fo:font-size="10.5pt" officeooo:rsid="00017b3c" officeooo:paragraph-rsid="001f3d9a" style:font-size-asian="10.5pt" style:font-size-complex="10.5pt"/>
    </style:style>
    <style:style style:name="P5" style:family="paragraph" style:parent-style-name="Standard">
      <style:text-properties style:font-name="Arial" fo:font-size="10.5pt" officeooo:rsid="000f670d" officeooo:paragraph-rsid="001f3d9a" style:font-size-asian="10.5pt" style:font-size-complex="10.5pt"/>
    </style:style>
    <style:style style:name="P6" style:family="paragraph" style:parent-style-name="Standard">
      <style:text-properties style:font-name="Arial" fo:font-size="10.5pt" officeooo:paragraph-rsid="001f3d9a" style:font-size-asian="10.5pt" style:font-size-complex="10.5pt"/>
    </style:style>
    <style:style style:name="T1" style:family="text">
      <style:text-properties officeooo:rsid="000f670d"/>
    </style:style>
    <style:style style:name="T2" style:family="text">
      <style:text-properties officeooo:rsid="0022bea1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Labels">
      <style:graphic-properties style:vertical-pos="from-top" style:vertic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5in" svg:y="0.5in" svg:width="1.8701in" svg:height="5in" draw:z-index="0">
        <draw:text-box>
          <text:p text:style-name="P6">100n</text:p>
          <text:p text:style-name="P1">10u</text:p>
          <text:p text:style-name="P1">100u</text:p>
          <text:p text:style-name="P1">220R</text:p>
          <text:p text:style-name="P1">330R</text:p>
          <text:p text:style-name="P1">2K0</text:p>
          <text:p text:style-name="P1">2K7</text:p>
          <text:p text:style-name="P6">4k7</text:p>
          <text:p text:style-name="P6">10k</text:p>
          <text:p text:style-name="P2">100k</text:p>
          <text:p text:style-name="P2">Shunt</text:p>
          <text:p text:style-name="P2">SW_PUSH</text:p>
          <text:p text:style-name="P3">Fuse<text:span text:style-name="T1">s</text:span></text:p>
          <text:p text:style-name="P4"><text:span text:style-name="T1">T</text:span>erminal Blocks</text:p>
          <text:p text:style-name="P4">Pololu Sockets</text:p>
          <text:p text:style-name="P5"><text:span text:style-name="T2">D</text:span>ual row headers</text:p>
          <text:p text:style-name="P5">Single row headers</text:p>
          <text:p text:style-name="P5">KK Connectors</text:p>
          <text:p text:style-name="P5">4-40 hardware</text:p>
          <text:p text:style-name="P5">SS14</text:p>
          <text:p text:style-name="P5">Yellow LED</text:p>
          <text:p text:style-name="P5">Green LED</text:p>
          <text:p text:style-name="P5">Red LED</text:p>
          <text:p text:style-name="P5">2N7002K</text:p>
          <text:p text:style-name="P5">DNM2075U</text:p>
          <text:p text:style-name="P5">IRLB8743PBF</text:p>
          <text:p text:style-name="P5">74CBTD3861</text:p>
          <text:p text:style-name="P5">74ACT244</text:p>
          <text:p text:style-name="P5">24C256</text:p>
        </draw:text-box>
      </draw:frame>
      <draw:frame draw:style-name="fr1" draw:name="Frame2" text:anchor-type="page" text:anchor-page-number="1" svg:x="2.3701in" svg:y="0.5in" svg:width="1.8701in" svg:height="5in" draw:z-index="1">
        <draw:text-box>
          <text:p text:style-name="P6">100n</text:p>
          <text:p text:style-name="P1">10u</text:p>
          <text:p text:style-name="P1">100u</text:p>
          <text:p text:style-name="P1">220R</text:p>
          <text:p text:style-name="P1">330R</text:p>
          <text:p text:style-name="P1">2K0</text:p>
          <text:p text:style-name="P1">2K7</text:p>
          <text:p text:style-name="P6">4k7</text:p>
          <text:p text:style-name="P6">10k</text:p>
          <text:p text:style-name="P2">100k</text:p>
          <text:p text:style-name="P2">Shunt</text:p>
          <text:p text:style-name="P2">SW_PUSH</text:p>
          <text:p text:style-name="P3">Fuse<text:span text:style-name="T1">s</text:span></text:p>
          <text:p text:style-name="P4"><text:span text:style-name="T1">T</text:span>erminal Blocks</text:p>
          <text:p text:style-name="P4">Pololu Sockets</text:p>
          <text:p text:style-name="P5"><text:span text:style-name="T2">D</text:span>ual row headers</text:p>
          <text:p text:style-name="P5">Single row headers</text:p>
          <text:p text:style-name="P5">KK Connectors</text:p>
          <text:p text:style-name="P5">4-40 hardware</text:p>
          <text:p text:style-name="P5">SS14</text:p>
          <text:p text:style-name="P5">Yellow LED</text:p>
          <text:p text:style-name="P5">Green LED</text:p>
          <text:p text:style-name="P5">Red LED</text:p>
          <text:p text:style-name="P5">2N7002K</text:p>
          <text:p text:style-name="P5">DNM2075U</text:p>
          <text:p text:style-name="P5">IRLB8743PBF</text:p>
          <text:p text:style-name="P5">74CBTD3861</text:p>
          <text:p text:style-name="P5">74ACT244</text:p>
          <text:p text:style-name="P5">24C256</text:p>
        </draw:text-box>
      </draw:frame>
      <draw:frame draw:style-name="fr1" draw:name="Frame3" text:anchor-type="page" text:anchor-page-number="1" svg:x="4.2402in" svg:y="0.5in" svg:width="1.8701in" svg:height="5in" draw:z-index="2">
        <draw:text-box>
          <text:p text:style-name="P6">100n</text:p>
          <text:p text:style-name="P1">10u</text:p>
          <text:p text:style-name="P1">100u</text:p>
          <text:p text:style-name="P1">220R</text:p>
          <text:p text:style-name="P1">330R</text:p>
          <text:p text:style-name="P1">2K0</text:p>
          <text:p text:style-name="P1">2K7</text:p>
          <text:p text:style-name="P6">4k7</text:p>
          <text:p text:style-name="P6">10k</text:p>
          <text:p text:style-name="P2">100k</text:p>
          <text:p text:style-name="P2">Shunt</text:p>
          <text:p text:style-name="P2">SW_PUSH</text:p>
          <text:p text:style-name="P3">Fuse<text:span text:style-name="T1">s</text:span></text:p>
          <text:p text:style-name="P4"><text:span text:style-name="T1">T</text:span>erminal Blocks</text:p>
          <text:p text:style-name="P4">Pololu Sockets</text:p>
          <text:p text:style-name="P5"><text:span text:style-name="T2">D</text:span>ual row headers</text:p>
          <text:p text:style-name="P5">Single row headers</text:p>
          <text:p text:style-name="P5">KK Connectors</text:p>
          <text:p text:style-name="P5">4-40 hardware</text:p>
          <text:p text:style-name="P5">SS14</text:p>
          <text:p text:style-name="P5">Yellow LED</text:p>
          <text:p text:style-name="P5">Green LED</text:p>
          <text:p text:style-name="P5">Red LED</text:p>
          <text:p text:style-name="P5">2N7002K</text:p>
          <text:p text:style-name="P5">DNM2075U</text:p>
          <text:p text:style-name="P5">IRLB8743PBF</text:p>
          <text:p text:style-name="P5">74CBTD3861</text:p>
          <text:p text:style-name="P5">74ACT244</text:p>
          <text:p text:style-name="P5">24C256</text:p>
        </draw:text-box>
      </draw:frame>
      <draw:frame draw:style-name="fr1" draw:name="Frame4" text:anchor-type="page" text:anchor-page-number="1" svg:x="6.1102in" svg:y="0.5in" svg:width="1.8701in" svg:height="5in" draw:z-index="3">
        <draw:text-box>
          <text:p text:style-name="P6">100n</text:p>
          <text:p text:style-name="P1">10u</text:p>
          <text:p text:style-name="P1">100u</text:p>
          <text:p text:style-name="P1">220R</text:p>
          <text:p text:style-name="P1">330R</text:p>
          <text:p text:style-name="P1">2K0</text:p>
          <text:p text:style-name="P1">2K7</text:p>
          <text:p text:style-name="P6">4k7</text:p>
          <text:p text:style-name="P6">10k</text:p>
          <text:p text:style-name="P2">100k</text:p>
          <text:p text:style-name="P2">Shunt</text:p>
          <text:p text:style-name="P2">SW_PUSH</text:p>
          <text:p text:style-name="P3">Fuse<text:span text:style-name="T1">s</text:span></text:p>
          <text:p text:style-name="P4"><text:span text:style-name="T1">T</text:span>erminal Blocks</text:p>
          <text:p text:style-name="P4">Pololu Sockets</text:p>
          <text:p text:style-name="P5"><text:span text:style-name="T2">D</text:span>ual row headers</text:p>
          <text:p text:style-name="P5">Single row headers</text:p>
          <text:p text:style-name="P5">KK Connectors</text:p>
          <text:p text:style-name="P5">4-40 hardware</text:p>
          <text:p text:style-name="P5">SS14</text:p>
          <text:p text:style-name="P5">Yellow LED</text:p>
          <text:p text:style-name="P5">Green LED</text:p>
          <text:p text:style-name="P5">Red LED</text:p>
          <text:p text:style-name="P5">2N7002K</text:p>
          <text:p text:style-name="P5">DNM2075U</text:p>
          <text:p text:style-name="P5">IRLB8743PBF</text:p>
          <text:p text:style-name="P5">74CBTD3861</text:p>
          <text:p text:style-name="P5">74ACT244</text:p>
          <text:p text:style-name="P5">24C256</text:p>
        </draw:text-box>
      </draw:frame>
      <draw:frame draw:style-name="fr1" draw:name="Frame5" text:anchor-type="page" text:anchor-page-number="1" svg:x="0.5in" svg:y="5.5in" svg:width="1.8701in" svg:height="5in" draw:z-index="4">
        <draw:text-box>
          <text:p text:style-name="P6">100n</text:p>
          <text:p text:style-name="P1">10u</text:p>
          <text:p text:style-name="P1">100u</text:p>
          <text:p text:style-name="P1">220R</text:p>
          <text:p text:style-name="P1">330R</text:p>
          <text:p text:style-name="P1">2K0</text:p>
          <text:p text:style-name="P1">2K7</text:p>
          <text:p text:style-name="P6">4k7</text:p>
          <text:p text:style-name="P6">10k</text:p>
          <text:p text:style-name="P2">100k</text:p>
          <text:p text:style-name="P2">Shunt</text:p>
          <text:p text:style-name="P2">SW_PUSH</text:p>
          <text:p text:style-name="P3">Fuse<text:span text:style-name="T1">s</text:span></text:p>
          <text:p text:style-name="P4"><text:span text:style-name="T1">T</text:span>erminal Blocks</text:p>
          <text:p text:style-name="P4">Pololu Sockets</text:p>
          <text:p text:style-name="P5"><text:span text:style-name="T2">D</text:span>ual row headers</text:p>
          <text:p text:style-name="P5">Single row headers</text:p>
          <text:p text:style-name="P5">KK Connectors</text:p>
          <text:p text:style-name="P5">4-40 hardware</text:p>
          <text:p text:style-name="P5">SS14</text:p>
          <text:p text:style-name="P5">Yellow LED</text:p>
          <text:p text:style-name="P5">Green LED</text:p>
          <text:p text:style-name="P5">Red LED</text:p>
          <text:p text:style-name="P5">2N7002K</text:p>
          <text:p text:style-name="P5">DNM2075U</text:p>
          <text:p text:style-name="P5">IRLB8743PBF</text:p>
          <text:p text:style-name="P5">74CBTD3861</text:p>
          <text:p text:style-name="P5">74ACT244</text:p>
          <text:p text:style-name="P5">24C256</text:p>
        </draw:text-box>
      </draw:frame>
      <draw:frame draw:style-name="fr1" draw:name="Frame6" text:anchor-type="page" text:anchor-page-number="1" svg:x="2.3701in" svg:y="5.5in" svg:width="1.8701in" svg:height="5in" draw:z-index="5">
        <draw:text-box>
          <text:p text:style-name="P6">100n</text:p>
          <text:p text:style-name="P1">10u</text:p>
          <text:p text:style-name="P1">100u</text:p>
          <text:p text:style-name="P1">220R</text:p>
          <text:p text:style-name="P1">330R</text:p>
          <text:p text:style-name="P1">2K0</text:p>
          <text:p text:style-name="P1">2K7</text:p>
          <text:p text:style-name="P6">4k7</text:p>
          <text:p text:style-name="P6">10k</text:p>
          <text:p text:style-name="P2">100k</text:p>
          <text:p text:style-name="P2">Shunt</text:p>
          <text:p text:style-name="P2">SW_PUSH</text:p>
          <text:p text:style-name="P3">Fuse<text:span text:style-name="T1">s</text:span></text:p>
          <text:p text:style-name="P4"><text:span text:style-name="T1">T</text:span>erminal Blocks</text:p>
          <text:p text:style-name="P4">Pololu Sockets</text:p>
          <text:p text:style-name="P5"><text:span text:style-name="T2">D</text:span>ual row headers</text:p>
          <text:p text:style-name="P5">Single row headers</text:p>
          <text:p text:style-name="P5">KK Connectors</text:p>
          <text:p text:style-name="P5">4-40 hardware</text:p>
          <text:p text:style-name="P5">SS14</text:p>
          <text:p text:style-name="P5">Yellow LED</text:p>
          <text:p text:style-name="P5">Green LED</text:p>
          <text:p text:style-name="P5">Red LED</text:p>
          <text:p text:style-name="P5">2N7002K</text:p>
          <text:p text:style-name="P5">DNM2075U</text:p>
          <text:p text:style-name="P5">IRLB8743PBF</text:p>
          <text:p text:style-name="P5">74CBTD3861</text:p>
          <text:p text:style-name="P5">74ACT244</text:p>
          <text:p text:style-name="P5">24C256</text:p>
        </draw:text-box>
      </draw:frame>
      <draw:frame draw:style-name="fr1" draw:name="Frame7" text:anchor-type="page" text:anchor-page-number="1" svg:x="4.2402in" svg:y="5.5in" svg:width="1.8701in" svg:height="5in" draw:z-index="6">
        <draw:text-box>
          <text:p text:style-name="P6">100n</text:p>
          <text:p text:style-name="P1">10u</text:p>
          <text:p text:style-name="P1">100u</text:p>
          <text:p text:style-name="P1">220R</text:p>
          <text:p text:style-name="P1">330R</text:p>
          <text:p text:style-name="P1">2K0</text:p>
          <text:p text:style-name="P1">2K7</text:p>
          <text:p text:style-name="P6">4k7</text:p>
          <text:p text:style-name="P6">10k</text:p>
          <text:p text:style-name="P2">100k</text:p>
          <text:p text:style-name="P2">Shunt</text:p>
          <text:p text:style-name="P2">SW_PUSH</text:p>
          <text:p text:style-name="P3">Fuse<text:span text:style-name="T1">s</text:span></text:p>
          <text:p text:style-name="P4"><text:span text:style-name="T1">T</text:span>erminal Blocks</text:p>
          <text:p text:style-name="P4">Pololu Sockets</text:p>
          <text:p text:style-name="P5"><text:span text:style-name="T2">D</text:span>ual row headers</text:p>
          <text:p text:style-name="P5">Single row headers</text:p>
          <text:p text:style-name="P5">KK Connectors</text:p>
          <text:p text:style-name="P5">4-40 hardware</text:p>
          <text:p text:style-name="P5">SS14</text:p>
          <text:p text:style-name="P5">Yellow LED</text:p>
          <text:p text:style-name="P5">Green LED</text:p>
          <text:p text:style-name="P5">Red LED</text:p>
          <text:p text:style-name="P5">2N7002K</text:p>
          <text:p text:style-name="P5">DNM2075U</text:p>
          <text:p text:style-name="P5">IRLB8743PBF</text:p>
          <text:p text:style-name="P5">74CBTD3861</text:p>
          <text:p text:style-name="P5">74ACT244</text:p>
          <text:p text:style-name="P5">24C256</text:p>
        </draw:text-box>
      </draw:frame>
      <draw:frame draw:style-name="fr2" draw:name="Frame8" text:anchor-type="page" text:anchor-page-number="1" svg:x="6.1098in" svg:y="5.5in" svg:width="1.8701in" svg:height="5in" draw:z-index="7">
        <draw:text-box>
          <text:p text:style-name="P6">100n</text:p>
          <text:p text:style-name="P1">10u</text:p>
          <text:p text:style-name="P1">100u</text:p>
          <text:p text:style-name="P1">220R</text:p>
          <text:p text:style-name="P1">330R</text:p>
          <text:p text:style-name="P1">2K0</text:p>
          <text:p text:style-name="P1">2K7</text:p>
          <text:p text:style-name="P6">4k7</text:p>
          <text:p text:style-name="P6">10k</text:p>
          <text:p text:style-name="P2">100k</text:p>
          <text:p text:style-name="P2">Shunt</text:p>
          <text:p text:style-name="P2">SW_PUSH</text:p>
          <text:p text:style-name="P3">Fuse<text:span text:style-name="T1">s</text:span></text:p>
          <text:p text:style-name="P4"><text:span text:style-name="T1">T</text:span>erminal Blocks</text:p>
          <text:p text:style-name="P4">Pololu Sockets</text:p>
          <text:p text:style-name="P5"><text:span text:style-name="T2">D</text:span>ual row headers</text:p>
          <text:p text:style-name="P5">Single row headers</text:p>
          <text:p text:style-name="P5">KK Connectors</text:p>
          <text:p text:style-name="P5">4-40 hardware</text:p>
          <text:p text:style-name="P5">SS14</text:p>
          <text:p text:style-name="P5">Yellow LED</text:p>
          <text:p text:style-name="P5">Green LED</text:p>
          <text:p text:style-name="P5">Red LED</text:p>
          <text:p text:style-name="P5">2N7002K</text:p>
          <text:p text:style-name="P5">DNM2075U</text:p>
          <text:p text:style-name="P5">IRLB8743PBF</text:p>
          <text:p text:style-name="P5">74CBTD3861</text:p>
          <text:p text:style-name="P5">74ACT244</text:p>
          <text:p text:style-name="P5">24C256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.25in" fo:margin-right="0in" fo:text-align="start" style:justify-single-word="false" fo:text-indent="0in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1.8701in" svg:height="5in" text:anchor-type="page" svg:x="6.1098in" svg:y="0in" fo:margin-left="0in" fo:margin-right="0in" fo:margin-top="0in" fo:margin-bottom="0in" style:protect="size position" style:vertical-pos="top" style:vertical-rel="page" style:horizontal-pos="from-left" style:horizontal-rel="page" fo:padding="0in" fo:border="none" style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Auto Select" style:print-orientation="portrait" fo:margin-top="0.5in" fo:margin-bottom="0in" fo:margin-left="0.5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15:29:39.921000000</meta:creation-date>
    <dc:date>2014-06-04T15:35:24.736000000</dc:date>
    <meta:editing-duration>P0D</meta:editing-duration>
    <meta:editing-cycles>1</meta:editing-cycles>
    <meta:document-statistic meta:table-count="0" meta:image-count="0" meta:object-count="0" meta:page-count="1" meta:paragraph-count="232" meta:word-count="320" meta:character-count="1768" meta:non-whitespace-character-count="1680"/>
    <meta:generator>LibreOffice/4.1.3.2$Windows_x86 LibreOffice_project/70feb7d99726f064edab4605a8ab840c50ec57a</meta:generator>
  </office:meta>
</office:document-meta>
</file>